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ockingham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71">
            <text:p>171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397">
            <text:p>397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53">
            <text:p>15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59">
            <text:p>25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80">
            <text:p>18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836">
            <text:p>836</text:p>
          </table:table-cell>
          <table:table-cell table:style-name="ce22" office:value-type="float" office:value="89">
            <text:p>89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529">
            <text:p>1529</text:p>
          </table:table-cell>
          <table:table-cell table:style-name="ce22" office:value-type="float" office:value="115">
            <text:p>11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926">
            <text:p>1926</text:p>
          </table:table-cell>
          <table:table-cell table:style-name="ce22" office:value-type="float" office:value="138">
            <text:p>13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